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88f41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88f41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XIII</text:span><text:bookmark text:name="_Hlk69066754"/></text:p>
      <text:p text:style-name="P2"><text:span text:style-name="T6">Алина и Александр, держась за руки вышли из машины и направились к огромному дому. Со всех сторон мелькали огни, всюду под громкие звуки музыки танцевали толпы людей. Кто-то сидел у бассейна, кто-то пил коктейли. Видно было, что вечеринка только началась. Настя с бокалом радостно встретила приехавших гостей и дав им по коктейлю в танце удалилась. </text:span></text:p>
      <text:p text:style-name="P2"><text:span text:style-name="T6">–Чувствую нам придется их догонять, – усмехнулась Алина. </text:span></text:p>
      <text:p text:style-name="P2"><text:span text:style-name="T6">–Думаю, это будет несложно, – ответил парень, заходя в дом. </text:span></text:p>
      <text:p text:style-name="P2"><text:span text:style-name="T6">–Я пойду возьму еще пару коктейлей, – усмехнулась девушка. </text:span></text:p>
      <text:p text:style-name="P2"><text:span text:style-name="T6">Александр покачал головой и, сделав пару глотков, слился с танцующей толпой. </text:span></text:p>
      <text:p text:style-name="P2"><text:span text:style-name="T6">Тем временем в доме Алехиных было неспокойно. Павел ходил по комнате, подбирая костюм. Евгений с важным видом стоял у зеркала, поправляя бабочку на шее. Джейн и Даша одевались в платья в соседней комнате. Наконец, когда все были готовы, они встретились на первом этаже. </text:span></text:p>
      <text:p text:style-name="P2"><text:span text:style-name="T6">–Евгений, поведи ты, пожалуйста, – сказал Павел, протягивая ключи от машины. </text:span></text:p>
      <text:p text:style-name="P2"><text:span text:style-name="T6">–Да, хорошо, – ответил тот. </text:span></text:p>
      <text:p text:style-name="P2"><text:span text:style-name="T6">Уже через несколько минут черная машина выехав за ворота трехэтажного дома понеслась по влажной от прошедшего недавно дождя дороги. Симпозиум уже начинался, когда Павел, Даша, Джейн и Евгений вошли в зал. Дмитрий, заметив их, сел рядом, пожав мужчинам руки. </text:span></text:p>
      <text:p text:style-name="P2"><text:soft-page-break/><text:span text:style-name="T6">Александр, допивая очередной коктейль танцевал у бассейна. Глова была затуманена, а музыка погружала в неземную атмосферу, где для парня уже ничего не существовало. Алена с бокалом стояла на другом конце бассейна, не спуская с Алехина взгляда. Допив коктейль, Александр посмотрел на пустой бокал, потом на дом и, решив взять еще, пошел на второй этаж. Тряхнув волосами, Алена отдала свой бокал какому-то парню и уверенным шагом проследовала за ним. Алина, которая в этот момент танцевала в доме даже не заметила их. </text:span></text:p>
      <text:p text:style-name="P2"><text:span text:style-name="T6">Симпозиум уже начался. На сцене один за другим выступали и обсуждали важные проблемы медицины ученые и доктора. Но вот прозвучало знакомое имя. Сердце Павла сжалось. Даниил Алексеевич неторопливо вышел на сцену, осматривая собравшихся. «Я рад, что все вы собрались здесь сегодня в этот день!» – сказал он, и тут голос его дрогнул. Взгляд упал на сына. Павел ласково улыбнулся, сказав глазами, что тот может продолжать. Алехин улыбнулся в ответ и начал свой доклад. Алексей сидел в самом углу зала с небольшим ноутбуком, наблюдая за происходящим. </text:span></text:p>
      <text:p text:style-name="P2"><text:span text:style-name="T6">Алина допила очередной бокал. Тут увидев парня с подносом, она взяла еще один коктейль. </text:span></text:p>
      <text:p text:style-name="P2"><text:span text:style-name="T6">–Слушай, ты тут не видел парня такого высокого. Во французском костюме и итальянских туфлях?</text:span></text:p>
      <text:p text:style-name="P2"><text:span text:style-name="T6">–Буквально минут 5 назад он пошел на 2 этаж, а следом за ним прошла девушка. </text:span></text:p>
      <text:p text:style-name="P2"><text:span text:style-name="T6">Алина нахмурилась и, пошатываясь, пошла к лестнице. Тем временем Александр перекидывался ругательствами с Аленой в одной из комнат. Услышав его голос, Алина толкнула дверь рукой. Увидев ее, </text:span><text:soft-page-break/><text:span text:style-name="T2">Алена резко притянула Александра и, сдвигая его руки на свои бедра резко впилась в его губы. Парень даже не успел опомниться и понять, что происходит. В следующий момент бокал, выпавший из рук вошедшей Алины разбился в дребезги. Как вкопанная, не шевелясь, стояла девушка в дверях, неподвижным взглядом смотря на происходящее. Слезы уже выступили на глазах и руки сжались в кулаки. Резко оттолкнув его, Алена сделала недовольное лицо.</text:span></text:p>
      <text:p text:style-name="P2"><text:span text:style-name="T2">–Да что ты вообще себе позволяешь! Напился и пристает ко всем подряд! – крикнула она и, толкнув Алину удалилась. </text:span></text:p>
      <text:p text:style-name="P2"><text:span text:style-name="T2">–Ты… Я тебя ненавижу! Я то думала ты хороший, поверила тебе! А ты такая сволочь! – крикнула в слезах девушка, прописывая смачную пощечину Александру. </text:span></text:p>
      <text:p text:style-name="P2"><text:span text:style-name="T2">–Алина, стой я могу объяснить – начал было он. </text:span></text:p>
      <text:p text:style-name="P2"><text:span text:style-name="T2">–Довольно объяснений! Я все сама видела! Ну и встречайся с ней! – прокричала девушка, толкнув Александра с такой силой, что споткнувшись, он полетел с балкона в бассейн, поднимая в воздух море брызг.</text:span></text:p>
      <text:p text:style-name="P2"><text:span text:style-name="T2">–Ну и катись ты! – крикнул он, выгребая и уходя прочь. </text:span></text:p>
      <text:p text:style-name="P2"><text:span text:style-name="T2">Все в зале громко аплодировалиДаниилу Алексеевичу, который, улыбаясь стоял на сцене. Тут паучок незаметно выполз из-за подкладки. Из брюшка выдвинулась микроскопическая игла, которая в следующий момент вонзилась в шею Алехина. Прошло пару минут. Аплодисменты стихали. Поблагодарив всех еще раз, Даниил Алексеевич уже собрался уходить, как вдруг что-то укололо в груди. Дыхание перехватило и, схватившись за грудь в области сердца, он упал. </text:span></text:p>
      <text:p text:style-name="P2"><text:soft-page-break/><text:span text:style-name="T2">–Что происходит! Врача! Ну скорее! – крикнул Павел, подбегая к отцу сквозь запаниковавшую толпу. </text:span></text:p>
      <text:p text:style-name="P2"><text:span text:style-name="T2">–Что произошло? – взволнованно спросила Даша. </text:span></text:p>
      <text:p text:style-name="P2"><text:span text:style-name="T2">–Видно что-то с сердцем, – сказала Джейн, наблюдая, как медики, Евгений, Дмитрий и Павел удалились из зала. </text:span></text:p>
      <text:p text:style-name="P2"><text:span text:style-name="T2">Через полчаса Даниила Алексеевича везли на носилках по коридору больницы в сторону операционной. </text:span></text:p>
      <text:p text:style-name="P2"><text:span text:style-name="T2">–Павел Даниилович, ожидайте здесь, вам все сообщат, – сказал врач, закрывая двери.</text:span></text:p>
      <text:p text:style-name="P2"><text:span text:style-name="T2">–Да что это такое?! – крикнул Павел. </text:span></text:p>
      <text:p text:style-name="P2"><text:span text:style-name="T2">–Все будет хорошо. Успокойтесь, – сказал Евгений. </text:span></text:p>
      <text:p text:style-name="P2"><text:span text:style-name="T2">Павел опустился на лавочку и, задрав голову, закрыл глаза. Через час из операционной вышел один из хирургов. Павел вскочил, посмотрев на него, но тот опустил голову. </text:span></text:p>
      <text:p text:style-name="P2"><text:span text:style-name="T2">–Примите мои соболезнования, – сказал тот, снимая шапочку. </text:span></text:p>
      <text:p text:style-name="P2"><text:span text:style-name="T2">–Да как вы можете! Этого не может быть! Он спасал сотни… Нет… Тысячи жизней! А вы его жизнь не спасли! – крикнул Алехин.</text:span></text:p>
      <text:p text:style-name="P2"><text:span text:style-name="T2">–Павел Даниилович, я понимаю, как вам тяжело, – продолжил хирург.</text:span></text:p>
      <text:p text:style-name="P2"><text:span text:style-name="T2">–Да ничего вы не понимаете! Ненавижу вас! – крикнул Павел и в слезах побежал прочь. </text:span></text:p>
      <text:p text:style-name="P2"><text:span text:style-name="T2">–Его отец был великим человеком, – сказал врач. </text:span></text:p>
      <text:p text:style-name="P2"><text:span text:style-name="T2">–Да, я знаю это. От чего он умер? – спросил Евгений. </text:span></text:p>
      <text:p text:style-name="P2"><text:span text:style-name="T2">–Сердечный приступ, – ответил хирург. Примите и вы мои соболезнования. Вы, должно быть хорошо знали Даниила Алексеевича. </text:span></text:p>
      <text:p text:style-name="P2"><text:soft-page-break/><text:span text:style-name="T2">–Да, я знал его много лет. Ну что ж, я пойду. Мы приедем завтра, – сказал Евгений и, пожав руку врачу, удалилс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2:04.062000000</meta:creation-date>
    <dc:date>2022-05-15T20:22:29.669000000</dc:date>
    <meta:editing-duration>PT25S</meta:editing-duration>
    <meta:editing-cycles>1</meta:editing-cycles>
    <meta:document-statistic meta:table-count="0" meta:image-count="0" meta:object-count="0" meta:page-count="5" meta:paragraph-count="38" meta:word-count="841" meta:character-count="5532" meta:non-whitespace-character-count="4673"/>
    <meta:generator>LibreOffice/7.2.2.2$Windows_X86_64 LibreOffice_project/02b2acce88a210515b4a5bb2e46cbfb63fe97d56</meta:generator>
  </office:meta>
</office:document-meta>
</file>